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A000001B4CB7530A004437C3B.png" manifest:media-type="image/png"/>
  <manifest:file-entry manifest:full-path="Pictures/100002010000027C000000BC52FA4AC84106F828.png" manifest:media-type="image/png"/>
  <manifest:file-entry manifest:full-path="Pictures/100002010000036B0000016FFE239B039B093A12.png" manifest:media-type="image/png"/>
  <manifest:file-entry manifest:full-path="Pictures/1000004A000002E8000001B856377AF8795BCD42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1" svg:font-family="'Arial Unicode MS'"/>
    <style:font-face style:name="Calibri2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Liberation Serif1" svg:font-family="'Liberation Serif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" style:font-size-complex="33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Unicode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-30% 67%" style:font-name="Arial Unicode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>
        <draw:frame draw:name="Titre 1" presentation:style-name="pr1" draw:text-style-name="P2" draw:layer="layout" svg:width="25.199cm" svg:height="2.629cm" svg:x="1.4cm" svg:y="1.422cm" presentation:class="title">
          <draw:text-box>
            <text:p text:style-name="P1"><text:span text:style-name="T1">Comment une IA, ça joue mieux que toi ?</text:span></text:p>
          </draw:text-box>
        </draw:frame>
        <draw:frame draw:name="Image 2" draw:style-name="gr1" draw:text-style-name="P3" draw:layer="layout" svg:width="11.082cm" svg:height="8.476cm" svg:x="8.5cm" svg:y="5.524cm">
          <draw:image xlink:href="Pictures/100002010000023A000001B4CB7530A004437C3B.png" xlink:type="simple" xlink:show="embed" xlink:actuate="onLoad" draw:mime-type="image/png">
            <text:p/>
          </draw:image>
        </draw:frame>
        <draw:frame draw:name="Image 6" draw:style-name="gr2" draw:text-style-name="P3" draw:layer="layout" svg:width="0.676cm" svg:height="0.2cm" draw:transform="rotate (0.564788545945365) translate (24.564cm 3.319cm)">
          <draw:image xlink:href="Pictures/100002010000027C000000BC52FA4AC84106F828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4"><text:span text:style-name="T2"><text:page-number>&lt;numéro&gt;</text:page-number></text:span></text:p>
            </draw:text-box>
          </draw:frame>
          <draw:page-thumbnail draw:name="Espace réservé de l'image des diapositives 1" draw:style-name="gr4" draw:layer="layout" svg:width="19.786cm" svg:height="11.135cm" svg:x="0.604cm" svg:y="2.258cm" draw:page-number="1" presentation:class="page"/>
          <draw:frame draw:name="Espace réservé des note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Vide">
        <draw:frame draw:name="Titre 1" presentation:style-name="pr1" draw:text-style-name="P2" draw:layer="layout" svg:width="25cm" svg:height="3cm" svg:x="1.5cm" svg:y="1cm" presentation:class="title" presentation:user-transformed="true">
          <draw:text-box>
            <text:p text:style-name="P1"><text:span text:style-name="T1">L’algorithme NEAT</text:span></text:p>
          </draw:text-box>
        </draw:frame>
        <draw:frame draw:style-name="gr5" draw:text-style-name="P6" draw:layer="layout" svg:width="18.52cm" svg:height="7.767cm" svg:x="5cm" svg:y="4.233cm">
          <draw:image xlink:href="Pictures/100002010000036B0000016FFE239B039B093A12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4"><text:span text:style-name="T2"><text:page-number>&lt;numéro&gt;</text:page-number></text:span></text:p>
            </draw:text-box>
          </draw:frame>
          <draw:page-thumbnail draw:name="Espace réservé de l'image des diapositives 1" draw:style-name="gr4" draw:layer="layout" svg:width="19.786cm" svg:height="11.135cm" svg:x="0.604cm" svg:y="2.258cm" draw:page-number="2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Vide">
        <draw:frame draw:name="Titre 1" presentation:style-name="pr1" draw:text-style-name="P2" draw:layer="layout" svg:width="25cm" svg:height="3cm" svg:x="1.501cm" svg:y="0.285cm" presentation:class="title">
          <draw:text-box>
            <text:p text:style-name="P1"><text:span text:style-name="T1">Le QLearning</text:span></text:p>
          </draw:text-box>
        </draw:frame>
        <draw:frame draw:name="Image 3" draw:style-name="gr2" draw:text-style-name="P3" draw:layer="layout" svg:width="15.091cm" svg:height="8.925cm" svg:x="6.456cm" svg:y="2.449cm">
          <draw:image xlink:href="Pictures/1000004A000002E8000001B856377AF8795BCD42.gif" xlink:type="simple" xlink:show="embed" xlink:actuate="onLoad" draw:mime-type="image/gif">
            <text:p/>
          </draw:image>
          <svg:desc>Une image contenant lumière, porte, casier

Description générée automatiquement</svg:desc>
        </draw:frame>
        <draw:custom-shape draw:name="Rectangle 2" draw:style-name="gr6" draw:text-style-name="P2" draw:layer="layout" svg:width="19.053cm" svg:height="2.485cm" svg:x="4.474cm" svg:y="12.701cm">
          <text:p text:style-name="P7"><text:span text:style-name="T3">Q[s, a] := Q[s, a] + α[r + γ max</text:span><text:span text:style-name="T4">a'</text:span><text:span text:style-name="T3"> Q(s', a') - Q(s, a)]</text:span><text:span text:style-name="T5"> 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4"><text:span text:style-name="T2"><text:page-number>&lt;numéro&gt;</text:page-number></text:span></text:p>
            </draw:text-box>
          </draw:frame>
          <draw:page-thumbnail draw:name="Espace réservé de l'image des diapositives 1" draw:style-name="gr4" draw:layer="layout" svg:width="19.786cm" svg:height="11.135cm" svg:x="0.604cm" svg:y="2.258cm" draw:page-number="3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1" svg:font-family="'Arial Unicode MS'"/>
    <style:font-face style:name="Calibri2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Liberation Serif1" svg:font-family="'Liberation Serif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false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-background" style:display-name="Master2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-backgroundobjects" style:display-name="Master2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-notes" style:display-name="Master2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-outline1" style:display-name="Master2-Blue_Curve-outline1" style:family="presentation">
      <style:graphic-properties draw:stroke="none" draw:fill="none" draw:auto-grow-height="false" draw:fit-to-size="false" style:shrink-to-fit="true">
        <text:list-style style:name="Master2-Blue_5f_Curve-outline1" style:display-name="Master2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-outline2" style:display-name="Master2-Blue_Curve-outline2" style:family="presentation" style:parent-style-name="Master2-Blue_5f_Curve-outline1">
      <style:paragraph-properties fo:margin-top="0.4cm" fo:margin-bottom="0cm"/>
      <style:text-properties fo:font-size="28pt" style:font-size-asian="28pt" style:font-size-complex="28pt"/>
    </style:style>
    <style:style style:name="Master2-Blue_5f_Curve-outline3" style:display-name="Master2-Blue_Curve-outline3" style:family="presentation" style:parent-style-name="Master2-Blue_5f_Curve-outline2">
      <style:paragraph-properties fo:margin-top="0.3cm" fo:margin-bottom="0cm"/>
      <style:text-properties fo:font-size="24pt" style:font-size-asian="24pt" style:font-size-complex="24pt"/>
    </style:style>
    <style:style style:name="Master2-Blue_5f_Curve-outline4" style:display-name="Master2-Blue_Curve-outline4" style:family="presentation" style:parent-style-name="Master2-Blue_5f_Curve-outline3">
      <style:paragraph-properties fo:margin-top="0.2cm" fo:margin-bottom="0cm"/>
      <style:text-properties fo:font-size="20pt" style:font-size-asian="20pt" style:font-size-complex="20pt"/>
    </style:style>
    <style:style style:name="Master2-Blue_5f_Curve-outline5" style:display-name="Master2-Blue_Curve-outline5" style:family="presentation" style:parent-style-name="Master2-Blue_5f_Curve-outline4">
      <style:paragraph-properties fo:margin-top="0.1cm" fo:margin-bottom="0cm"/>
      <style:text-properties fo:font-size="20pt" style:font-size-asian="20pt" style:font-size-complex="20pt"/>
    </style:style>
    <style:style style:name="Master2-Blue_5f_Curve-outline6" style:display-name="Master2-Blue_Curve-outline6" style:family="presentation" style:parent-style-name="Master2-Blue_5f_Curve-outline5">
      <style:paragraph-properties fo:margin-top="0.1cm" fo:margin-bottom="0cm"/>
      <style:text-properties fo:font-size="20pt" style:font-size-asian="20pt" style:font-size-complex="20pt"/>
    </style:style>
    <style:style style:name="Master2-Blue_5f_Curve-outline7" style:display-name="Master2-Blue_Curve-outline7" style:family="presentation" style:parent-style-name="Master2-Blue_5f_Curve-outline6">
      <style:paragraph-properties fo:margin-top="0.1cm" fo:margin-bottom="0cm"/>
      <style:text-properties fo:font-size="20pt" style:font-size-asian="20pt" style:font-size-complex="20pt"/>
    </style:style>
    <style:style style:name="Master2-Blue_5f_Curve-outline8" style:display-name="Master2-Blue_Curve-outline8" style:family="presentation" style:parent-style-name="Master2-Blue_5f_Curve-outline7">
      <style:paragraph-properties fo:margin-top="0.1cm" fo:margin-bottom="0cm"/>
      <style:text-properties fo:font-size="20pt" style:font-size-asian="20pt" style:font-size-complex="20pt"/>
    </style:style>
    <style:style style:name="Master2-Blue_5f_Curve-outline9" style:display-name="Master2-Blue_Curve-outline9" style:family="presentation" style:parent-style-name="Master2-Blue_5f_Curve-outline8">
      <style:paragraph-properties fo:margin-top="0.1cm" fo:margin-bottom="0cm"/>
      <style:text-properties fo:font-size="20pt" style:font-size-asian="20pt" style:font-size-complex="20pt"/>
    </style:style>
    <style:style style:name="Master2-Blue_5f_Curve-subtitle" style:display-name="Master2-Blue_Curve-subtitle" style:family="presentation">
      <style:graphic-properties draw:stroke="none" draw:fill="none" draw:textarea-vertical-align="middle">
        <text:list-style style:name="Master2-Blue_5f_Curve-subtitle" style:display-name="Master2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-title" style:display-name="Master2-Blue_Curve-title" style:family="presentation">
      <style:graphic-properties draw:stroke="none" draw:fill="none" draw:textarea-vertical-align="middle">
        <text:list-style style:name="Master2-Blue_5f_Curve-title" style:display-name="Master2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false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false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false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false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false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false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false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false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false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false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solid" svg:stroke-width="0.071cm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cm" fo:padding-bottom="0cm" fo:padding-left="0cm" fo:padding-right="0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  <style:paragraph-properties style:writing-mode="lr-tb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Blue_5f_Curv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5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0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MP1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3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3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3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7" style:family="text">
      <style:text-properties fo:font-variant="normal" fo:text-transform="none" fo:color="#898989" loext:opacity="100%" style:text-line-through-style="none" style:text-line-through-type="none" style:text-position="0% 100%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dd41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Blue_5f_Curve" style:display-name="Master2-Blue_Curve" style:page-layout-name="PM1" draw:style-name="Mdp1">
      <draw:custom-shape draw:name="Forme libre : forme 1" draw:style-name="Mgr3" draw:text-style-name="MP12" draw:layer="backgroundobjects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Espace réservé du titre 2" presentation:style-name="Mpr73" draw:text-style-name="MP3" draw:layer="backgroundobjects" svg:width="25cm" svg:height="3cm" svg:x="0cm" svg:y="4.5cm" presentation:class="title">
        <draw:text-box>
          <text:p/>
        </draw:text-box>
      </draw:frame>
      <draw:frame draw:name="Espace réservé du texte 3" presentation:style-name="Mpr74" draw:text-style-name="MP3" draw:layer="backgroundobjects" svg:width="26cm" svg:height="4.5cm" svg:x="1cm" svg:y="8cm" presentation:class="outline">
        <draw:text-box>
          <text:list text:style-name="ML2">
            <text:list-item>
              <text:p text:style-name="MP13"><text:span text:style-name="MT14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oneTexte 4" draw:style-name="Mgr4" draw:text-style-name="MP1" draw:layer="backgroundobjects" svg:width="6.5cm" svg:height="1cm" svg:x="1cm" svg:y="14.5cm">
        <draw:text-box>
          <text:p/>
        </draw:text-box>
      </draw:frame>
      <draw:frame draw:name="ZoneTexte 5" draw:style-name="Mgr5" draw:text-style-name="MP1" draw:layer="backgroundobjects" svg:width="9cm" svg:height="1cm" svg:x="9.5cm" svg:y="14.5cm">
        <draw:text-box>
          <text:p/>
        </draw:text-box>
      </draw:frame>
      <draw:frame draw:name="ZoneTexte 6" draw:style-name="Mgr6" draw:text-style-name="MP1" draw:layer="backgroundobjects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Blue_5f_Curve-title" draw:layer="backgroundobjects" svg:width="19.798cm" svg:height="11.136cm" svg:x="0.6cm" svg:y="2.257cm" presentation:class="page"/>
        <draw:frame draw:name="Espace réservé des notes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custom-shape draw:name="Forme libre : forme 3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4" draw:style-name="Mgr4" draw:text-style-name="MP1" draw:layer="Master2-bg" svg:width="6.5cm" svg:height="1cm" svg:x="1cm" svg:y="14.5cm">
        <draw:text-box>
          <text:p/>
        </draw:text-box>
      </draw:frame>
      <draw:frame draw:name="ZoneTexte 5" draw:style-name="Mgr5" draw:text-style-name="MP1" draw:layer="Master2-bg" svg:width="9cm" svg:height="1cm" svg:x="9.5cm" svg:y="14.5cm">
        <draw:text-box>
          <text:p/>
        </draw:text-box>
      </draw:frame>
      <draw:frame draw:name="ZoneTexte 6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draw:name="Titre 1" presentation:style-name="Mpr78" draw:text-style-name="MP3" draw:layer="backgroundobjects" svg:width="20.999cm" svg:height="5.481cm" svg:x="3.501cm" svg:y="2.58cm" presentation:class="title">
        <draw:text-box>
          <text:p text:style-name="MP9"><text:span text:style-name="MT15">Modifiez le style du titre</text:span></text:p>
        </draw:text-box>
      </draw:frame>
      <draw:frame draw:name="Sous-titre 2" presentation:style-name="Mpr79" draw:text-style-name="MP3" draw:layer="backgroundobjects" svg:width="20.999cm" svg:height="3.806cm" svg:x="3.501cm" svg:y="8.273cm" presentation:class="subtitle">
        <draw:text-box>
          <text:p text:style-name="MP9"><text:span text:style-name="MT14">Modifiez le style des sous-titres du masque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9.798cm" svg:height="11.136cm" svg:x="0.6cm" svg:y="2.257cm" presentation:class="page"/>
        <draw:frame draw:name="Espace réservé des notes 2" presentation:style-name="Mpr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custom-shape draw:name="Forme libre : forme 3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4" draw:style-name="Mgr4" draw:text-style-name="MP1" draw:layer="Master2-bg" svg:width="6.5cm" svg:height="1cm" svg:x="1cm" svg:y="14.5cm">
        <draw:text-box>
          <text:p/>
        </draw:text-box>
      </draw:frame>
      <draw:frame draw:name="ZoneTexte 5" draw:style-name="Mgr5" draw:text-style-name="MP1" draw:layer="Master2-bg" svg:width="9cm" svg:height="1cm" svg:x="9.5cm" svg:y="14.5cm">
        <draw:text-box>
          <text:p/>
        </draw:text-box>
      </draw:frame>
      <draw:frame draw:name="ZoneTexte 6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draw:name="Titre 1" presentation:style-name="Mpr83" draw:text-style-name="MP3" draw:layer="backgroundobjects" svg:width="25cm" svg:height="3cm" svg:x="0cm" svg:y="4.5cm" presentation:class="title">
        <draw:text-box>
          <text:p text:style-name="MP9"><text:span text:style-name="MT16">Modifiez le style du titre</text:span></text:p>
        </draw:text-box>
      </draw:frame>
      <draw:frame draw:name="Espace réservé du contenu 2" presentation:style-name="Mpr84" draw:text-style-name="MP3" draw:layer="backgroundobjects" svg:width="26cm" svg:height="4.5cm" svg:x="1cm" svg:y="8cm" presentation:class="title">
        <draw:text-box>
          <text:p text:style-name="MP13"><text:span text:style-name="MT14">Cliquez pour modifier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9.798cm" svg:height="11.136cm" svg:x="0.6cm" svg:y="2.257cm" presentation:class="page"/>
        <draw:frame draw:name="Espace réservé des notes 2" presentation:style-name="Mpr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custom-shape draw:name="Forme libre : forme 3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4" draw:style-name="Mgr4" draw:text-style-name="MP1" draw:layer="Master2-bg" svg:width="6.5cm" svg:height="1cm" svg:x="1cm" svg:y="14.5cm">
        <draw:text-box>
          <text:p/>
        </draw:text-box>
      </draw:frame>
      <draw:frame draw:name="ZoneTexte 5" draw:style-name="Mgr5" draw:text-style-name="MP1" draw:layer="Master2-bg" svg:width="9cm" svg:height="1cm" svg:x="9.5cm" svg:y="14.5cm">
        <draw:text-box>
          <text:p/>
        </draw:text-box>
      </draw:frame>
      <draw:frame draw:name="ZoneTexte 6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draw:name="Titre 1" presentation:style-name="Mpr88" draw:text-style-name="MP3" draw:layer="backgroundobjects" svg:width="24.152cm" svg:height="6.548cm" svg:x="1.909cm" svg:y="3.929cm" presentation:class="title">
        <draw:text-box>
          <text:p text:style-name="MP9"><text:span text:style-name="MT15">Modifiez le style du titre</text:span></text:p>
        </draw:text-box>
      </draw:frame>
      <draw:frame draw:name="Espace réservé du texte 2" presentation:style-name="Mpr89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3"><text:span text:style-name="MT17">Cliquez pour modifier les styles du texte du 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9.798cm" svg:height="11.136cm" svg:x="0.6cm" svg:y="2.257cm" presentation:class="page"/>
        <draw:frame draw:name="Espace réservé des notes 2" presentation:style-name="Mpr9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custom-shape draw:name="Forme libre : forme 4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5" draw:style-name="Mgr4" draw:text-style-name="MP1" draw:layer="Master2-bg" svg:width="6.5cm" svg:height="1cm" svg:x="1cm" svg:y="14.5cm">
        <draw:text-box>
          <text:p/>
        </draw:text-box>
      </draw:frame>
      <draw:frame draw:name="ZoneTexte 6" draw:style-name="Mgr5" draw:text-style-name="MP1" draw:layer="Master2-bg" svg:width="9cm" svg:height="1cm" svg:x="9.5cm" svg:y="14.5cm">
        <draw:text-box>
          <text:p/>
        </draw:text-box>
      </draw:frame>
      <draw:frame draw:name="ZoneTexte 7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draw:name="Titre 1" presentation:style-name="Mpr93" draw:text-style-name="MP3" draw:layer="backgroundobjects" svg:width="25cm" svg:height="3cm" svg:x="0cm" svg:y="4.5cm" presentation:class="title">
        <draw:text-box>
          <text:p text:style-name="MP9"><text:span text:style-name="MT16">Modifiez le style du titre</text:span></text:p>
        </draw:text-box>
      </draw:frame>
      <draw:frame draw:name="Espace réservé du contenu 2" presentation:style-name="Mpr94" draw:text-style-name="MP3" draw:layer="backgroundobjects" svg:width="12.788cm" svg:height="4.502cm" svg:x="1.001cm" svg:y="7.999cm" presentation:class="title">
        <draw:text-box>
          <text:p text:style-name="MP13"><text:span text:style-name="MT14">Cliquez pour modifier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94" draw:text-style-name="MP3" draw:layer="backgroundobjects" svg:width="12.788cm" svg:height="4.502cm" svg:x="14.213cm" svg:y="7.999cm" presentation:class="title">
        <draw:text-box>
          <text:p text:style-name="MP13"><text:span text:style-name="MT14">Cliquez pour modifier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9.798cm" svg:height="11.136cm" svg:x="0.6cm" svg:y="2.257cm" presentation:class="page"/>
        <draw:frame draw:name="Espace réservé des not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custom-shape draw:name="Forme libre : forme 6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7" draw:style-name="Mgr4" draw:text-style-name="MP1" draw:layer="Master2-bg" svg:width="6.5cm" svg:height="1cm" svg:x="1cm" svg:y="14.5cm">
        <draw:text-box>
          <text:p/>
        </draw:text-box>
      </draw:frame>
      <draw:frame draw:name="ZoneTexte 8" draw:style-name="Mgr5" draw:text-style-name="MP1" draw:layer="Master2-bg" svg:width="9cm" svg:height="1cm" svg:x="9.5cm" svg:y="14.5cm">
        <draw:text-box>
          <text:p/>
        </draw:text-box>
      </draw:frame>
      <draw:frame draw:name="ZoneTexte 9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draw:name="Titre 1" presentation:style-name="Mpr98" draw:text-style-name="MP3" draw:layer="backgroundobjects" svg:width="24.152cm" svg:height="3.047cm" svg:x="1.927cm" svg:y="0.838cm" presentation:class="title">
        <draw:text-box>
          <text:p text:style-name="MP9"><text:span text:style-name="MT16">Modifiez le style du titre</text:span></text:p>
        </draw:text-box>
      </draw:frame>
      <draw:frame draw:name="Espace réservé du texte 2" presentation:style-name="Mpr99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3"><text:span text:style-name="MT18">Cliquez pour modifier les styles du texte du masque</text:span></text:p>
            </text:list-item>
          </text:list>
        </draw:text-box>
      </draw:frame>
      <draw:frame draw:name="Espace réservé du contenu 3" presentation:style-name="Mpr100" draw:text-style-name="MP3" draw:layer="backgroundobjects" svg:width="11.849cm" svg:height="8.462cm" svg:x="1.927cm" svg:y="5.755cm" presentation:class="title">
        <draw:text-box>
          <text:p text:style-name="MP13"><text:span text:style-name="MT14">Cliquez pour modifier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99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13"><text:span text:style-name="MT18">Cliquez pour modifier les styles du texte du masque</text:span></text:p>
            </text:list-item>
          </text:list>
        </draw:text-box>
      </draw:frame>
      <draw:frame draw:name="Espace réservé du contenu 5" presentation:style-name="Mpr100" draw:text-style-name="MP3" draw:layer="backgroundobjects" svg:width="11.902cm" svg:height="8.462cm" svg:x="14.177cm" svg:y="5.755cm" presentation:class="title">
        <draw:text-box>
          <text:p text:style-name="MP13"><text:span text:style-name="MT14">Cliquez pour modifier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9.798cm" svg:height="11.136cm" svg:x="0.6cm" svg:y="2.257cm" presentation:class="page"/>
        <draw:frame draw:name="Espace réservé des not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custom-shape draw:name="Forme libre : forme 2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3" draw:style-name="Mgr4" draw:text-style-name="MP1" draw:layer="Master2-bg" svg:width="6.5cm" svg:height="1cm" svg:x="1cm" svg:y="14.5cm">
        <draw:text-box>
          <text:p/>
        </draw:text-box>
      </draw:frame>
      <draw:frame draw:name="ZoneTexte 4" draw:style-name="Mgr5" draw:text-style-name="MP1" draw:layer="Master2-bg" svg:width="9cm" svg:height="1cm" svg:x="9.5cm" svg:y="14.5cm">
        <draw:text-box>
          <text:p/>
        </draw:text-box>
      </draw:frame>
      <draw:frame draw:name="ZoneTexte 5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draw:name="Titre 1" presentation:style-name="Mpr104" draw:text-style-name="MP3" draw:layer="backgroundobjects" svg:width="25cm" svg:height="3cm" svg:x="0cm" svg:y="4.5cm" presentation:class="title">
        <draw:text-box>
          <text:p text:style-name="MP9"><text:span text:style-name="MT16">Modifiez le style du titre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9.798cm" svg:height="11.136cm" svg:x="0.6cm" svg:y="2.257cm" presentation:class="page"/>
        <draw:frame draw:name="Espace réservé des notes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1">
      <draw:custom-shape draw:name="Forme libre : forme 1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2" draw:style-name="Mgr4" draw:text-style-name="MP1" draw:layer="Master2-bg" svg:width="6.5cm" svg:height="1cm" svg:x="1cm" svg:y="14.5cm">
        <draw:text-box>
          <text:p/>
        </draw:text-box>
      </draw:frame>
      <draw:frame draw:name="ZoneTexte 3" draw:style-name="Mgr5" draw:text-style-name="MP1" draw:layer="Master2-bg" svg:width="9cm" svg:height="1cm" svg:x="9.5cm" svg:y="14.5cm">
        <draw:text-box>
          <text:p/>
        </draw:text-box>
      </draw:frame>
      <draw:frame draw:name="ZoneTexte 4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presentation:style-name="Master2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2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9.798cm" svg:height="11.136cm" svg:x="0.6cm" svg:y="2.257cm" presentation:class="page"/>
        <draw:frame draw:name="Espace réservé des not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custom-shape draw:name="Forme libre : forme 4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5" draw:style-name="Mgr4" draw:text-style-name="MP1" draw:layer="Master2-bg" svg:width="6.5cm" svg:height="1cm" svg:x="1cm" svg:y="14.5cm">
        <draw:text-box>
          <text:p/>
        </draw:text-box>
      </draw:frame>
      <draw:frame draw:name="ZoneTexte 6" draw:style-name="Mgr5" draw:text-style-name="MP1" draw:layer="Master2-bg" svg:width="9cm" svg:height="1cm" svg:x="9.5cm" svg:y="14.5cm">
        <draw:text-box>
          <text:p/>
        </draw:text-box>
      </draw:frame>
      <draw:frame draw:name="ZoneTexte 7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draw:name="Titre 1" presentation:style-name="Mpr111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du contenu 2" presentation:style-name="Mpr112" draw:text-style-name="MP3" draw:layer="backgroundobjects" svg:width="14.173cm" svg:height="11.196cm" svg:x="11.906cm" svg:y="2.267cm" presentation:class="title">
        <draw:text-box>
          <text:p text:style-name="MP13"><text:span text:style-name="MT20">Cliquez pour modifier les styles du texte du masque</text:span><text:span text:style-name="MT20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11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3"><text:span text:style-name="MT21">Cliquez pour modifier les styles du texte du 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9.798cm" svg:height="11.136cm" svg:x="0.6cm" svg:y="2.257cm" presentation:class="page"/>
        <draw:frame draw:name="Espace réservé des notes 2" presentation:style-name="Mpr1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custom-shape draw:name="Forme libre : forme 4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5" draw:style-name="Mgr4" draw:text-style-name="MP1" draw:layer="Master2-bg" svg:width="6.5cm" svg:height="1cm" svg:x="1cm" svg:y="14.5cm">
        <draw:text-box>
          <text:p/>
        </draw:text-box>
      </draw:frame>
      <draw:frame draw:name="ZoneTexte 6" draw:style-name="Mgr5" draw:text-style-name="MP1" draw:layer="Master2-bg" svg:width="9cm" svg:height="1cm" svg:x="9.5cm" svg:y="14.5cm">
        <draw:text-box>
          <text:p/>
        </draw:text-box>
      </draw:frame>
      <draw:frame draw:name="ZoneTexte 7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draw:name="Titre 1" presentation:style-name="Mpr117" draw:text-style-name="MP3" draw:layer="backgroundobjects" svg:width="9.031cm" svg:height="3.678cm" svg:x="1.927cm" svg:y="1.05cm" presentation:class="title">
        <draw:text-box>
          <text:p text:style-name="MP9"><text:span text:style-name="MT19">Modifiez le style du titre</text:span></text:p>
        </draw:text-box>
      </draw:frame>
      <draw:frame draw:name="Espace réservé pour une image  2" presentation:style-name="Mpr118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11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3"><text:span text:style-name="MT21">Cliquez pour modifier les styles du texte du 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9.798cm" svg:height="11.136cm" svg:x="0.6cm" svg:y="2.257cm" presentation:class="page"/>
        <draw:frame draw:name="Espace réservé des notes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custom-shape draw:name="Forme libre : forme 3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4" draw:style-name="Mgr4" draw:text-style-name="MP1" draw:layer="Master2-bg" svg:width="6.5cm" svg:height="1cm" svg:x="1cm" svg:y="14.5cm">
        <draw:text-box>
          <text:p/>
        </draw:text-box>
      </draw:frame>
      <draw:frame draw:name="ZoneTexte 5" draw:style-name="Mgr5" draw:text-style-name="MP1" draw:layer="Master2-bg" svg:width="9cm" svg:height="1cm" svg:x="9.5cm" svg:y="14.5cm">
        <draw:text-box>
          <text:p/>
        </draw:text-box>
      </draw:frame>
      <draw:frame draw:name="ZoneTexte 6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draw:name="Titre 1" presentation:style-name="Mpr123" draw:text-style-name="MP3" draw:layer="backgroundobjects" svg:width="25cm" svg:height="3cm" svg:x="0cm" svg:y="4.5cm" presentation:class="title">
        <draw:text-box>
          <text:p text:style-name="MP9"><text:span text:style-name="MT16">Modifiez le style du titre</text:span></text:p>
        </draw:text-box>
      </draw:frame>
      <draw:frame draw:name="Espace réservé du texte vertical 2" presentation:style-name="Mpr124" draw:text-style-name="MP11" draw:layer="backgroundobjects" svg:width="26cm" svg:height="4.5cm" svg:x="1cm" svg:y="8cm" presentation:class="outline">
        <draw:text-box>
          <text:list text:style-name="ML2">
            <text:list-item>
              <text:p text:style-name="MP13"><text:span text:style-name="MT14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9.798cm" svg:height="11.136cm" svg:x="0.6cm" svg:y="2.257cm" presentation:class="page"/>
        <draw:frame draw:name="Espace réservé des notes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custom-shape draw:name="Forme libre : forme 3" draw:style-name="Mgr3" draw:text-style-name="MP12" draw:layer="Master2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ZoneTexte 4" draw:style-name="Mgr4" draw:text-style-name="MP1" draw:layer="Master2-bg" svg:width="6.5cm" svg:height="1cm" svg:x="1cm" svg:y="14.5cm">
        <draw:text-box>
          <text:p/>
        </draw:text-box>
      </draw:frame>
      <draw:frame draw:name="ZoneTexte 5" draw:style-name="Mgr5" draw:text-style-name="MP1" draw:layer="Master2-bg" svg:width="9cm" svg:height="1cm" svg:x="9.5cm" svg:y="14.5cm">
        <draw:text-box>
          <text:p/>
        </draw:text-box>
      </draw:frame>
      <draw:frame draw:name="ZoneTexte 6" draw:style-name="Mgr6" draw:text-style-name="MP1" draw:layer="Master2-bg" svg:width="6.5cm" svg:height="1cm" svg:x="20.5cm" svg:y="14.5cm">
        <draw:text-box>
          <text:p text:style-name="MP2"><text:span text:style-name="MT1"><text:page-number>&lt;numéro&gt;</text:page-number></text:span></text:p>
        </draw:text-box>
      </draw:frame>
      <draw:frame draw:name="Titre vertical 1" presentation:style-name="Mpr128" draw:text-style-name="MP11" draw:layer="backgroundobjects" svg:width="6.747cm" svg:height="8.004cm" svg:x="20.254cm" svg:y="4.498cm" presentation:class="title">
        <draw:text-box>
          <text:p text:style-name="MP9"><text:span text:style-name="MT16">Modifiez le style du titre</text:span></text:p>
        </draw:text-box>
      </draw:frame>
      <draw:frame draw:name="Espace réservé du texte vertical 2" presentation:style-name="Mpr129" draw:text-style-name="MP11" draw:layer="backgroundobjects" svg:width="19.831cm" svg:height="8.004cm" svg:x="0cm" svg:y="4.498cm" presentation:class="outline">
        <draw:text-box>
          <text:list text:style-name="ML2">
            <text:list-item>
              <text:p text:style-name="MP13"><text:span text:style-name="MT14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9.798cm" svg:height="11.136cm" svg:x="0.6cm" svg:y="2.257cm" presentation:class="page"/>
        <draw:frame draw:name="Espace réservé des notes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1.2$Windows_X86_64 LibreOffice_project/7cbcfc562f6eb6708b5ff7d7397325de9e764452</meta:generator>
    <dc:title>Comment une IA, ca joue mieux que toi ?</dc:title>
    <dc:date>2022-06-24T14:17:06.122000000</dc:date>
    <meta:editing-cycles>3</meta:editing-cycles>
    <meta:editing-duration>PT41M14S</meta:editing-duration>
    <meta:document-statistic meta:object-count="311"/>
  </office:meta>
</office:document-meta>
</file>